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8" table:default-cell-style-name="ce2"/>
        <table:table-column table:style-name="co6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x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8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9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PUERTA RF3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PUERTA RF3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PUERTA RF3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PUERTA RF3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PUERTA RF3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17:28:47.786430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1-29T17:29:02.608478747</dc:date>
    <meta:editing-duration>PT1H14M50S</meta:editing-duration>
    <meta:editing-cycles>12</meta:editing-cycles>
    <meta:generator>LibreOffice/5.4.2.2$Linux_X86_64 LibreOffice_project/40m0$Build-2</meta:generator>
    <meta:document-statistic meta:table-count="5" meta:cell-count="565" meta:object-count="0"/>
  </office:meta>
</office:document-meta>
</file>